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3" calcext:value-type="float">
            <text:p>26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8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22:28:17.117616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30T22:51:09.373480261</dc:date>
    <dc:creator>Jesus Castagnetto</dc:creator>
    <meta:editing-duration>P6DT6H24M</meta:editing-duration>
    <meta:editing-cycles>556</meta:editing-cycles>
    <meta:generator>LibreOffice/7.1.3.2$Linux_X86_64 LibreOffice_project/10$Build-2</meta:generator>
    <meta:document-statistic meta:table-count="1" meta:cell-count="5612" meta:object-count="0"/>
  </office:meta>
</office:document-meta>
</file>